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b03" officeooo:paragraph-rsid="0010cb03"/>
    </style:style>
    <style:style style:name="P2" style:family="paragraph" style:parent-style-name="Standard" style:list-style-name="L1">
      <style:text-properties officeooo:rsid="0010cb03" officeooo:paragraph-rsid="0010cb03"/>
    </style:style>
    <style:style style:name="P3" style:family="paragraph" style:parent-style-name="Standard" style:list-style-name="L1">
      <style:text-properties officeooo:rsid="0010cb03" officeooo:paragraph-rsid="0012e8a5"/>
    </style:style>
    <style:style style:name="P4" style:family="paragraph" style:parent-style-name="Standard" style:list-style-name="L2">
      <style:text-properties officeooo:rsid="0010cb03" officeooo:paragraph-rsid="0010cb03"/>
    </style:style>
    <style:style style:name="P5" style:family="paragraph" style:parent-style-name="Standard" style:list-style-name="L1">
      <style:text-properties officeooo:rsid="0012b0ec" officeooo:paragraph-rsid="0012b0ec"/>
    </style:style>
    <style:style style:name="P6" style:family="paragraph" style:parent-style-name="Standard" style:list-style-name="L1">
      <style:text-properties officeooo:rsid="0012e8a5" officeooo:paragraph-rsid="0012e8a5"/>
    </style:style>
    <style:style style:name="P7" style:family="paragraph" style:parent-style-name="Standard">
      <style:text-properties officeooo:rsid="0015ab26" officeooo:paragraph-rsid="0015ab26"/>
    </style:style>
    <style:style style:name="P8" style:family="paragraph" style:parent-style-name="Standard" style:list-style-name="L3">
      <style:text-properties officeooo:rsid="0015ab26" officeooo:paragraph-rsid="0015ab26"/>
    </style:style>
    <style:style style:name="P9" style:family="paragraph" style:parent-style-name="Standard" style:list-style-name="L3">
      <style:text-properties officeooo:paragraph-rsid="0015ab26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 style:list-style-name="L3">
      <style:text-properties style:font-name="Liberation Serif"/>
    </style:style>
    <style:style style:name="P12" style:family="paragraph" style:parent-style-name="Standard" style:list-style-name="L6">
      <style:text-properties style:font-name="Liberation Serif"/>
    </style:style>
    <style:style style:name="P13" style:family="paragraph" style:parent-style-name="Standard" style:list-style-name="L7">
      <style:text-properties style:font-name="Liberation Serif"/>
    </style:style>
    <style:style style:name="P14" style:family="paragraph" style:parent-style-name="Standard" style:list-style-name="L8">
      <style:text-properties style:font-name="Liberation Serif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ffffff" officeooo:rsid="0010cb03" officeooo:paragraph-rsid="0010cb03" fo:background-color="#729fcf"/>
    </style:style>
    <style:style style:name="P16" style:family="paragraph" style:parent-style-name="Footer">
      <style:text-properties officeooo:rsid="0014679e" officeooo:paragraph-rsid="0014679e"/>
    </style:style>
    <style:style style:name="T1" style:family="text">
      <style:text-properties officeooo:rsid="0012b0ec"/>
    </style:style>
    <style:style style:name="T2" style:family="text">
      <style:text-properties officeooo:rsid="0012e8a5"/>
    </style:style>
    <style:style style:name="T3" style:family="text">
      <style:text-properties officeooo:rsid="0015ab26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5ab26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5ab2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5ab26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1.25pt" fo:font-style="normal" style:text-underline-style="none" fo:font-weight="normal" officeooo:rsid="0015ab26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ize="11.2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ize="11.25pt" fo:font-style="normal" style:text-underline-style="none" fo:font-weight="normal" officeooo:rsid="0015ab26" style:text-blinking="false" fo:background-color="transparent" loext:char-shading-value="0"/>
    </style:style>
    <style:style style:name="T12" style:family="text">
      <style:text-properties officeooo:rsid="00172c82"/>
    </style:style>
    <style:style style:name="T13" style:family="text">
      <style:text-properties officeooo:rsid="001798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1.0445in" text:min-label-width="0.1965in"/>
      </text:list-level-style-number>
      <text:list-level-style-number text:level="2" text:style-name="Numbering_20_Symbols" style:num-suffix="." style:num-format="1">
        <style:list-level-properties text:space-before="1.5354in" text:min-label-width="0.1965in"/>
      </text:list-level-style-number>
      <text:list-level-style-number text:level="3" text:style-name="Numbering_20_Symbols" style:num-suffix="." style:num-format="1">
        <style:list-level-properties text:space-before="2.0264in" text:min-label-width="0.1965in"/>
      </text:list-level-style-number>
      <text:list-level-style-number text:level="4" text:style-name="Numbering_20_Symbols" style:num-suffix="." style:num-format="1">
        <style:list-level-properties text:space-before="2.5173in" text:min-label-width="0.1965in"/>
      </text:list-level-style-number>
      <text:list-level-style-number text:level="5" text:style-name="Numbering_20_Symbols" style:num-suffix="." style:num-format="1">
        <style:list-level-properties text:space-before="3.0083in" text:min-label-width="0.1965in"/>
      </text:list-level-style-number>
      <text:list-level-style-number text:level="6" text:style-name="Numbering_20_Symbols" style:num-suffix="." style:num-format="1">
        <style:list-level-properties text:space-before="3.4992in" text:min-label-width="0.1965in"/>
      </text:list-level-style-number>
      <text:list-level-style-number text:level="7" text:style-name="Numbering_20_Symbols" style:num-suffix="." style:num-format="1">
        <style:list-level-properties text:space-before="3.9902in" text:min-label-width="0.1965in"/>
      </text:list-level-style-number>
      <text:list-level-style-number text:level="8" text:style-name="Numbering_20_Symbols" style:num-suffix="." style:num-format="1">
        <style:list-level-properties text:space-before="4.4815in" text:min-label-width="0.1965in"/>
      </text:list-level-style-number>
      <text:list-level-style-number text:level="9" text:style-name="Numbering_20_Symbols" style:num-suffix="." style:num-format="1">
        <style:list-level-properties text:space-before="4.9724in" text:min-label-width="0.1965in"/>
      </text:list-level-style-number>
      <text:list-level-style-number text:level="10" text:style-name="Numbering_20_Symbols" style:num-suffix="." style:num-format="1">
        <style:list-level-properties text:space-before="5.46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space-before="1.0445in" text:min-label-width="0.1965in"/>
      </text:list-level-style-number>
      <text:list-level-style-number text:level="2" text:style-name="Numbering_20_Symbols" style:num-suffix="." style:num-format="1">
        <style:list-level-properties text:space-before="1.5354in" text:min-label-width="0.1965in"/>
      </text:list-level-style-number>
      <text:list-level-style-number text:level="3" text:style-name="Numbering_20_Symbols" style:num-suffix="." style:num-format="1">
        <style:list-level-properties text:space-before="2.0264in" text:min-label-width="0.1965in"/>
      </text:list-level-style-number>
      <text:list-level-style-number text:level="4" text:style-name="Numbering_20_Symbols" style:num-suffix="." style:num-format="1">
        <style:list-level-properties text:space-before="2.5173in" text:min-label-width="0.1965in"/>
      </text:list-level-style-number>
      <text:list-level-style-number text:level="5" text:style-name="Numbering_20_Symbols" style:num-suffix="." style:num-format="1">
        <style:list-level-properties text:space-before="3.0083in" text:min-label-width="0.1965in"/>
      </text:list-level-style-number>
      <text:list-level-style-number text:level="6" text:style-name="Numbering_20_Symbols" style:num-suffix="." style:num-format="1">
        <style:list-level-properties text:space-before="3.4992in" text:min-label-width="0.1965in"/>
      </text:list-level-style-number>
      <text:list-level-style-number text:level="7" text:style-name="Numbering_20_Symbols" style:num-suffix="." style:num-format="1">
        <style:list-level-properties text:space-before="3.9902in" text:min-label-width="0.1965in"/>
      </text:list-level-style-number>
      <text:list-level-style-number text:level="8" text:style-name="Numbering_20_Symbols" style:num-suffix="." style:num-format="1">
        <style:list-level-properties text:space-before="4.4815in" text:min-label-width="0.1965in"/>
      </text:list-level-style-number>
      <text:list-level-style-number text:level="9" text:style-name="Numbering_20_Symbols" style:num-suffix="." style:num-format="1">
        <style:list-level-properties text:space-before="4.9724in" text:min-label-width="0.1965in"/>
      </text:list-level-style-number>
      <text:list-level-style-number text:level="10" text:style-name="Numbering_20_Symbols" style:num-suffix="." style:num-format="1">
        <style:list-level-properties text:space-before="5.4634in" text:min-label-width="0.196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rta del Proyecto</text:p>
      <text:p text:style-name="P1"><text:tab/></text:p>
      <text:list xml:id="list5738491177240154372" text:style-name="L2">
        <text:list-item>
          <text:p text:style-name="P4">Nombre del Proyecto</text:p>
          <text:list>
            <text:list-header>
              <text:p text:style-name="P4">g2</text:p>
            </text:list-header>
          </text:list>
        </text:list-item>
      </text:list>
      <text:p text:style-name="P1"><text:tab/><text:tab/><text:tab/></text:p>
      <text:list xml:id="list3443693728827609519" text:style-name="L1">
        <text:list-item>
          <text:p text:style-name="P2">Descripción del proyecto</text:p>
          <text:list>
            <text:list-header>
              <text:p text:style-name="P3">Se requiere realizar un sistema que permita compartir información <text:span text:style-name="T1">acerca del proceso de desarrollo de un sistema con la comunidad de internet. El sistema es una ídea propia que se desea compartir con la comunidad, para dar bases, consejos y experiencias vividas a lo largo del proyecto. Además de lo anterior, el sistema permitira exponer experiencias, referencias, buenas prácticas del desarrollo de software.</text:span></text:p>
            </text:list-header>
          </text:list>
        </text:list-item>
      </text:list>
      <text:p text:style-name="P1"/>
      <text:list xml:id="list181048408605713" text:continue-numbering="true" text:style-name="L1">
        <text:list-item>
          <text:p text:style-name="P2">Objetivo</text:p>
          <text:list>
            <text:list-header>
              <text:p text:style-name="P5">- Compartir conocimiento con <text:span text:style-name="T2">la comunidad de internet.</text:span></text:p>
              <text:p text:style-name="P6">- Retroalimentar y ser retroalimentando.</text:p>
              <text:p text:style-name="P6">- Terminar un proyecto propio :D.</text:p>
            </text:list-header>
          </text:list>
        </text:list-item>
      </text:list>
      <text:p text:style-name="P1"><text:tab/></text:p>
      <text:list xml:id="list7167914189931277191" text:style-name="L3">
        <text:list-item>
          <text:p text:style-name="P8">Requisitos de Alto Nivel</text:p>
          <text:list>
            <text:list-header>
              <text:p text:style-name="P8">- Compartir experiencias, referencias y buenas prácticas del desarrollo de software.</text:p>
              <text:p text:style-name="P8">- Agregar un proyecto propio a mi portafolio.</text:p>
              <text:p text:style-name="P8">- Obtener experiencia en el desarrollo de un proyecto.</text:p>
            </text:list-header>
          </text:list>
        </text:list-item>
      </text:list>
      <text:p text:style-name="P7"/>
      <text:list xml:id="list181049606086858" text:continue-numbering="true" text:style-name="L3">
        <text:list-item>
          <text:p text:style-name="P8">Productos a Entregar</text:p>
          <text:list>
            <text:list-header>
              <text:p text:style-name="P8">- Documentación de los entregables</text:p>
              <text:p text:style-name="P8">- Código fuente</text:p>
            </text:list-header>
          </text:list>
        </text:list-item>
      </text:list>
      <text:p text:style-name="P7"/>
      <text:list xml:id="list181048514978880" text:continue-numbering="true" text:style-name="L3">
        <text:list-item>
          <text:p text:style-name="P8">Fases o Hitos</text:p>
          <text:list>
            <text:list-header>
              <text:p text:style-name="P9"><text:span text:style-name="T3">En el proceso de desarrollo se utilizara la metodologia Extreme Programming(XP), la cual es una metodológia ágil que nos facilitara el desarrollo del sistema g2, <text:s/></text:span><text:bookmark text:name="docs-internal-guid-f5b9ece1-df0c-6230-bc74-9ba79b7fd27a"/><text:span text:style-name="T9">ya que proporciona un conjunto de paquetes para llevar <text:s/>un control adecuado en nuestro desarrollo.</text:span></text:p>
              <text:p text:style-name="P8"><text:span text:style-name="T4"/></text:p>
              <text:p text:style-name="P11"><text:bookmark text:name="docs-internal-guid-f5b9ece1-df0e-7ef8-d7f8-c09b9333f2da"/>Inicio</text:p>
              <text:list>
                <text:list-header>
                  <text:p text:style-name="P11">1.1 Planeación del proyecto.</text:p>
                  <text:list>
                    <text:list-item>
                      <text:list>
                        <text:list-header>
                          <text:p text:style-name="P11"><text:span text:style-name="T10">1.2 Charte</text:span><text:span text:style-name="T11">r</text:span></text:p>
                          <text:p text:style-name="P11"><text:span text:style-name="T10">1.3 Historias de </text:span><text:span text:style-name="T11">usuario</text:span><text:span text:style-name="T10"> (requerimientos del negocio).</text:span></text:p>
                        </text:list-header>
                      </text:list>
                    </text:list-item>
                  </text:list>
                </text:list-header>
              </text:list>
            </text:list-header>
          </text:list>
        </text:list-item>
      </text:list>
      <text:p text:style-name="P10"><text:span text:style-name="T10"/></text:p>
      <text:p text:style-name="P10"><text:span text:style-name="T11"><text:tab/><text:tab/>2- </text:span><text:span text:style-name="T10">Desarrollo</text:span></text:p>
      <text:p text:style-name="P10"><text:tab/><text:tab/><text:tab/>2.1 Iteración</text:p>
      <text:p text:style-name="P10"><text:tab/><text:tab/><text:tab/><text:tab/>2.1.1 Pequeña entrega.</text:p>
      <text:p text:style-name="P10"><text:tab/><text:tab/>2.1.2 Historia del usuario.</text:p>
      <text:p text:style-name="P10"><text:tab/><text:tab/>2.1.3 Pruebas de aceptación.</text:p>
      <text:p text:style-name="P10"><text:tab/><text:tab/>2.1.4 Plan de entrega.</text:p>
      <text:p text:style-name="P10"/>
      <text:list xml:id="list5239568991616456979" text:style-name="L6">
        <text:list-item>
          <text:p text:style-name="P12"><text:span text:style-name="T10">Cierre</text:span></text:p>
        </text:list-item>
      </text:list>
      <text:p text:style-name="P10"><text:tab/><text:tab/><text:tab/>3.1 Entrega del producto</text:p>
      <text:p text:style-name="P10"><text:tab/><text:tab/><text:tab/><text:tab/>3.1.1 Manual de Usuario </text:p>
      <text:p text:style-name="P10"><text:span text:style-name="T10"><text:tab/><text:tab/><text:tab/><text:tab/>3.1.2 Manual de Operación</text:span></text:p>
      <text:p text:style-name="P10"><text:soft-page-break/></text:p>
      <text:list xml:id="list641170850164612674" text:style-name="L7">
        <text:list-item>
          <text:p text:style-name="P13"><text:span text:style-name="T12">Supuestos</text:span></text:p>
          <text:list>
            <text:list-header>
              <text:p text:style-name="P13">- <text:span text:style-name="T12">Concluir el proyecto en 2 meses aproximadamente.</text:span></text:p>
              <text:p text:style-name="P13">- <text:span text:style-name="T12">El sistema estara disponible los 365 días del año.</text:span></text:p>
            </text:list-header>
          </text:list>
        </text:list-item>
      </text:list>
      <text:p text:style-name="P10"/>
      <text:list xml:id="list181050308660223" text:continue-numbering="true" text:style-name="L7">
        <text:list-item>
          <text:p text:style-name="P13">Exclusiones</text:p>
        </text:list-item>
      </text:list>
      <text:p text:style-name="P10"/>
      <text:list xml:id="list181048483486897" text:continue-numbering="true" text:style-name="L7">
        <text:list-item>
          <text:p text:style-name="P13">Restricciones</text:p>
          <text:list>
            <text:list-header>
              <text:p text:style-name="P13">- Duración máxima de 2 meses <text:tab/></text:p>
            </text:list-header>
          </text:list>
        </text:list-item>
      </text:list>
      <text:p text:style-name="P10"/>
      <text:list xml:id="list8311967013175437115" text:style-name="L8">
        <text:list-item>
          <text:p text:style-name="P14">Riesgos de Alto Nivel</text:p>
          <text:list>
            <text:list-header>
              <text:p text:style-name="P14">- No contar con el tiempo suficiente para realizar avances en el proyecto.</text:p>
              <text:p text:style-name="P14">- Dificultad para expresar la ídea de forma clara.</text:p>
              <text:p text:style-name="P14">- <text:span text:style-name="T13">Muera en el intento :D.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4679e" officeooo:paragraph-rsid="0014679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7:07:42.939520768</meta:creation-date>
    <dc:date>2014-11-23T18:10:48.307584971</dc:date>
    <meta:editing-duration>PT55M14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2" meta:paragraph-count="46" meta:word-count="317" meta:character-count="1861" meta:non-whitespace-character-count="1583"/>
  </office:meta>
</office:document-meta>
</file>